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40000011876459F274FAC3416.png" manifest:media-type="image/png"/>
  <manifest:file-entry manifest:full-path="Pictures/10000201000001DB0000017ECB638E27C06E3F5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02cm" fo:min-width="3.437cm"/>
    </style:style>
    <style:style style:name="gr4" style:family="graphic" style:parent-style-name="standard">
      <style:graphic-properties svg:stroke-color="#3465a4" draw:fill-color="#72bf44" draw:textarea-horizontal-align="justify" draw:textarea-vertical-align="middle" draw:auto-grow-height="false" fo:min-height="0.639cm" fo:min-width="1.78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72bf4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4" draw:id="id4" draw:layer="layout" svg:width="3.175cm" svg:height="2.553cm" svg:x="9.208cm" svg:y="10.782cm">
          <draw:image xlink:href="Pictures/10000201000001DB0000017ECB638E27C06E3F59.png" xlink:type="simple" xlink:show="embed" xlink:actuate="onLoad">
            <text:p/>
          </draw:image>
        </draw:frame>
        <draw:frame draw:style-name="gr1" draw:text-style-name="P1" xml:id="id2" draw:id="id2" draw:layer="layout" svg:width="3.175cm" svg:height="2.553cm" svg:x="9.208cm" svg:y="1.892cm">
          <draw:image xlink:href="Pictures/10000201000001DB0000017ECB638E27C06E3F59.png" xlink:type="simple" xlink:show="embed" xlink:actuate="onLoad">
            <text:p/>
          </draw:image>
        </draw:frame>
        <draw:frame draw:style-name="gr1" draw:text-style-name="P1" xml:id="id3" draw:id="id3" draw:layer="layout" svg:width="1.636cm" svg:height="1.347cm" svg:x="9.977cm" svg:y="7.62cm">
          <draw:image xlink:href="Pictures/10000201000001540000011876459F274FAC3416.png" xlink:type="simple" xlink:show="embed" xlink:actuate="onLoad">
            <text:p/>
          </draw:image>
        </draw:frame>
        <draw:connector draw:style-name="gr2" draw:text-style-name="P1" draw:layer="layout" svg:x1="5.08cm" svg:y1="8.248cm" svg:x2="9.505cm" svg:y2="8.222cm" draw:start-shape="id1" svg:d="M5080 8248h2463v-26h1962" svg:viewBox="0 0 4426 27">
          <text:p/>
        </draw:connector>
        <draw:connector draw:style-name="gr2" draw:text-style-name="P1" draw:layer="layout" svg:x1="10.795cm" svg:y1="4.445cm" svg:x2="10.795cm" svg:y2="7.62cm" draw:start-shape="id2" draw:end-shape="id3" svg:d="M10795 4445v3175" svg:viewBox="0 0 1 3176">
          <text:p/>
        </draw:connector>
        <draw:connector draw:style-name="gr2" draw:text-style-name="P1" draw:layer="layout" svg:x1="16.51cm" svg:y1="8.261cm" svg:x2="12.028cm" svg:y2="8.263cm" svg:d="M16510 8261h-2241v2h-2241" svg:viewBox="0 0 4483 3">
          <text:p/>
        </draw:connector>
        <draw:connector draw:style-name="gr2" draw:text-style-name="P1" draw:layer="layout" svg:x1="10.795cm" svg:y1="10.782cm" svg:x2="10.795cm" svg:y2="8.967cm" draw:start-shape="id4" draw:end-shape="id3" svg:d="M10795 10782v-1815" svg:viewBox="0 0 1 1816">
          <text:p/>
        </draw:connector>
        <draw:g>
          <draw:frame draw:style-name="gr1" draw:text-style-name="P1" xml:id="id1" draw:id="id1" draw:layer="layout" svg:width="3.175cm" svg:height="2.553cm" svg:x="1.905cm" svg:y="6.972cm">
            <draw:image xlink:href="Pictures/10000201000001DB0000017ECB638E27C06E3F59.png" xlink:type="simple" xlink:show="embed" xlink:actuate="onLoad">
              <text:p/>
            </draw:image>
          </draw:frame>
          <draw:custom-shape draw:style-name="gr3" draw:text-style-name="P2" draw:layer="layout" svg:width="3.937cm" svg:height="1.27cm" svg:x="1.524cm" svg:y="9.525cm">
            <text:p text:style-name="P1">Computer A<text:line-break/>00:40:96:9D:68:0A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3" draw:layer="layout" svg:width="2.286cm" svg:height="0.889cm" svg:x="2.286cm" svg:y="3.175cm">
          <text:p text:style-name="P1">Ethernet Frame for<text:line-break/>00:1B:44:11:3A:B7</text:p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3.175cm" svg:height="2.553cm" svg:x="17.018cm" svg:y="2.019cm">
            <draw:image xlink:href="Pictures/10000201000001DB0000017ECB638E27C06E3F59.png" xlink:type="simple" xlink:show="embed" xlink:actuate="onLoad">
              <text:p/>
            </draw:image>
          </draw:frame>
          <draw:custom-shape draw:style-name="gr3" draw:text-style-name="P2" draw:layer="layout" svg:width="3.937cm" svg:height="1.27cm" svg:x="16.637cm" svg:y="4.572cm">
            <text:p text:style-name="P1">Computer A<text:line-break/>00:40:96:9D:68:0A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15T14:00:16.692877269</meta:creation-date>
    <dc:date>2021-04-15T16:55:14.681474196</dc:date>
    <meta:editing-duration>PT4M7S</meta:editing-duration>
    <meta:editing-cycles>1</meta:editing-cycles>
    <meta:document-statistic meta:object-count="14"/>
    <meta:generator>LibreOffice/6.0.7.3$Linux_X86_64 LibreOffice_project/00m0$Build-3</meta:generator>
  </office:meta>
</office:document-meta>
</file>